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iome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Lege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pical &amp; Subtropical Moist Broadleaf Forest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opical &amp; Subtropical Dry Broadleaf Forest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opical &amp; Subtropical Coniferous Forest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mperate Broadleaf &amp; Mixed Forest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mperate Conifer Fores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opical &amp; Subtropical Grasslands, Savannas &amp; Shrubland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erate Grasslands, Savannas &amp; Shrubland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ane Grasslands &amp; Shrubland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terranean Forests, Woodlands &amp; Scru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s &amp; Xeric Shrubland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1:04:24.371134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4:52:43.156330332</meta:creation-date>
    <dc:date>2022-03-08T12:31:15.200600046</dc:date>
    <meta:editing-duration>PT1H46M39S</meta:editing-duration>
    <meta:editing-cycles>3</meta:editing-cycles>
    <meta:generator>LibreOffice/6.4.7.2$Linux_X86_64 LibreOffice_project/40$Build-2</meta:generator>
    <meta:document-statistic meta:table-count="1" meta:cell-count="35" meta:object-count="0"/>
  </office:meta>
</office:document-meta>
</file>